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fo:color="#669933"/>
    </style:style>
    <style:style style:name="ce22" style:family="table-cell" style:parent-style-name="Default">
      <style:text-properties fo:color="#669900"/>
    </style:style>
    <style:style style:name="ce23" style:family="table-cell" style:parent-style-name="Default">
      <style:text-properties style:use-window-font-color="true"/>
    </style:style>
    <style:style style:name="ce24" style:family="table-cell" style:parent-style-name="Default"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ext-properties fo:color="#579d1c"/>
    </style:style>
    <style:style style:name="ce28" style:family="table-cell" style:parent-style-name="Default">
      <style:table-cell-properties fo:background-color="#ffff00"/>
      <style:text-properties fo:color="#579d1c"/>
    </style:style>
    <style:style style:name="ce29" style:family="table-cell" style:parent-style-name="Default">
      <style:table-cell-properties fo:background-color="transparent"/>
      <style:text-properties fo:color="#669933"/>
    </style:style>
    <style:style style:name="ce30" style:family="table-cell" style:parent-style-name="Default">
      <style:table-cell-properties fo:background-color="transparent"/>
      <style:text-properties fo:color="#009900"/>
    </style:style>
    <style:style style:name="ce31" style:family="table-cell" style:parent-style-name="Default">
      <style:table-cell-properties fo:background-color="#ffff00"/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9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26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4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1"/>
          <table:table-cell table:style-name="ce14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14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1"/>
          <table:table-cell table:style-name="ce28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31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21"/>
          <table:table-cell table:number-columns-repeated="13"/>
        </table:table-row>
        <table:table-row table:style-name="ro1">
          <table:table-cell/>
          <table:table-cell table:style-name="ce22"/>
          <table:table-cell table:number-columns-repeated="11"/>
          <table:table-cell table:style-name="ce29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2"/>
          <table:table-cell table:style-name="ce14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1"/>
          <table:table-cell table:style-name="ce30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14" office:value-type="string" calcext:value-type="string">
            <text:p>dumpaddr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0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0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25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WHILE JOINING, WAIT ATLEAST CHANGING pred.succ &amp; succ.pred BEFORE JOINING A NEW NOD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ther options: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'self' prints self addr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clear (automatically clears 1<text:span text:style-name="T13">st</text:span> time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yKey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ne node from a chord ring can't communicate with a node from other chord ring (eg-dumpaddr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6:26:00.940245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3T23:35:27.848201589</dc:date>
    <meta:editing-duration>P3DT5H37M43S</meta:editing-duration>
    <meta:editing-cycles>282</meta:editing-cycles>
    <meta:generator>LibreOffice/4.2.6.3$Linux_X86_64 LibreOffice_project/420m0$Build-3</meta:generator>
    <meta:document-statistic meta:table-count="3" meta:cell-count="110" meta:object-count="0"/>
  </office:meta>
</office:document-meta>
</file>